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fo:color="#000000" style:font-name="Calibri" fo:font-size="11pt" style:font-name-asian="Calibri" style:font-size-asian="11pt" style:font-name-complex="Calibri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56938948292446989" text:style-name="L1">
        <text:list-header>
          <text:p text:style-name="P2">Questions :</text:p>
          <text:p text:style-name="P2"/>
        </text:list-header>
        <text:list-item>
          <text:p text:style-name="P2">Doit on donner un accès au SI aux services recrutement et préparation de session ?</text:p>
          <text:p text:style-name="P2"/>
        </text:list-item>
        <text:list-item>
          <text:p text:style-name="P2">Sous quelle forme sortir les informations : "<text:span text:style-name="T1">prévoir aussi un profil plus light en lecture seule pour le manager ou le service administratif [...]" ? C'est un accès limité à la consultation au SI ou l'export d'un document (PDF par exemple) vers ces services ?</text:span></text:p>
        </text:list-item>
        <text:list-item>
          <text:p text:style-name="P2"><text:span text:style-name="T1">Un juré doit-il nécessairement appartenir à une entreprise ?</text:span></text:p>
        </text:list-item>
      </text:list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1M2S</meta:editing-duration>
    <meta:editing-cycles>5</meta:editing-cycles>
    <meta:generator>OpenOffice/4.1.8$Win32 OpenOffice.org_project/418m3$Build-9803</meta:generator>
    <dc:date>2021-09-16T15:14:07.25</dc:date>
    <meta:document-statistic meta:table-count="0" meta:image-count="0" meta:object-count="0" meta:page-count="1" meta:paragraph-count="4" meta:word-count="75" meta:character-count="416"/>
    <meta:user-defined meta:name="Info 1"/>
    <meta:user-defined meta:name="Info 2"/>
    <meta:user-defined meta:name="Info 3"/>
    <meta:user-defined meta:name="Info 4"/>
  </office:meta>
</office:document-meta>
</file>